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5709" officeooo:paragraph-rsid="001c5709"/>
    </style:style>
    <style:style style:name="P2" style:family="paragraph" style:parent-style-name="Standard">
      <style:text-properties officeooo:rsid="001c5709" officeooo:paragraph-rsid="001cdf0e"/>
    </style:style>
    <style:style style:name="P3" style:family="paragraph" style:parent-style-name="Standard">
      <style:text-properties officeooo:rsid="001cdf0e" officeooo:paragraph-rsid="001cdf0e"/>
    </style:style>
    <style:style style:name="T1" style:family="text">
      <style:text-properties officeooo:rsid="001cdf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Simulate the priority queue scheduling algorithm with the following schemes:</text:p>
      <text:p text:style-name="P1"/>
      <text:p text:style-name="P1">1. Pre-emptive with arrival times.</text:p>
      <text:p text:style-name="P1">2. Non pre-emptive with arrival times.</text:p>
      <text:p text:style-name="P1"/>
      <text:p text:style-name="P2">Q2. Simulate the <text:span text:style-name="T1">round robin</text:span> scheduling algorithm <text:span text:style-name="T1">with time slice of 3 units</text:span>. <text:span text:style-name="T1">You have to consider processes with arrival times.</text:span></text:p>
      <text:p text:style-name="P2"/>
      <text:p text:style-name="P2"/>
      <text:p text:style-name="P3">You can consider random values for the arrival time and burst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23:59.373205129</meta:creation-date>
    <dc:date>2020-02-10T09:35:15.780098015</dc:date>
    <meta:editing-duration>P3DT20H1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5" meta:character-count="347" meta:non-whitespace-character-count="297"/>
  </office:meta>
</office:document-meta>
</file>